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venir" svg:font-family="Aveni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6951in" fo:margin-left="-0.4167in" table:align="left"/>
    </style:style>
    <style:style style:name="Table1.A" style:family="table-column">
      <style:table-column-properties style:column-width="2.7146in"/>
    </style:style>
    <style:style style:name="Table1.B" style:family="table-column">
      <style:table-column-properties style:column-width="2.6958in"/>
    </style:style>
    <style:style style:name="Table1.C" style:family="table-column">
      <style:table-column-properties style:column-width="2.2847in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venir" fo:font-size="24pt" fo:font-style="normal" fo:text-shadow="none" style:text-underline-style="none" fo:font-weight="normal" officeooo:rsid="0013d6d4" officeooo:paragraph-rsid="0013d6d4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Avenir" fo:font-size="18pt" officeooo:rsid="0013d6d4" officeooo:paragraph-rsid="0013d6d4" style:font-size-asian="15.75pt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Avenir" fo:font-size="18pt" officeooo:rsid="0013d6d4" officeooo:paragraph-rsid="0013d6d4" style:font-size-asian="15.75pt" style:font-size-complex="18pt"/>
    </style:style>
    <style:style style:name="P5" style:family="paragraph" style:parent-style-name="Standard">
      <style:paragraph-properties fo:text-align="start" style:justify-single-word="false"/>
      <style:text-properties style:font-name="Avenir" fo:font-size="18pt" officeooo:rsid="0013d6d4" officeooo:paragraph-rsid="0013d6d4" style:font-size-asian="15.75pt" style:font-size-complex="18pt"/>
    </style:style>
    <style:style style:name="P6" style:family="paragraph" style:parent-style-name="Standard">
      <style:paragraph-properties fo:text-align="center" style:justify-single-word="false"/>
      <style:text-properties style:font-name="Avenir" fo:font-size="18pt" fo:font-weight="bold" officeooo:rsid="0013d6d4" officeooo:paragraph-rsid="0013d6d4" style:font-size-asian="15.75pt" style:font-weight-asian="bold" style:font-size-complex="18pt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Name</text:p>
          </table:table-cell>
          <table:table-cell table:style-name="Table1.A1" office:value-type="string">
            <text:p text:style-name="P2">Email</text:p>
          </table:table-cell>
          <table:table-cell table:style-name="Table1.C1" office:value-type="string">
            <text:p text:style-name="P2">Phone #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</table:table>
      <text:p text:style-name="Standard"/>
      <text:p text:style-name="Standard"/>
      <text:p text:style-name="P4"><text:soft-page-break/><text:span text:style-name="T2">Current time slots available:</text:span></text:p>
      <text:p text:style-name="P5"><text:span text:style-name="T2"/></text:p>
      <text:p text:style-name="P5">Monday. March 4: <text:s/>11am-1pm</text:p>
      <text:p text:style-name="P3"/>
      <text:p text:style-name="P3">Wednesday, March 6: <text:s/>11am-1pm</text:p>
      <text:p text:style-name="P3"/>
      <text:p text:style-name="P3">Monday, March 18: <text:s text:c="2"/>2:30-4:30pm</text:p>
      <text:p text:style-name="P3"/>
      <text:p text:style-name="P3">Tuesday, March 19: <text:s/>10am-12pm</text:p>
      <text:p text:style-name="P3"/>
      <text:p text:style-name="P6">More time slots will be added as needed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Avenir" svg:font-family="Aveni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Sternin</meta:initial-creator>
    <meta:creation-date>2019-02-21T20:29:00.712945588</meta:creation-date>
    <meta:printed-by>A Sternin</meta:printed-by>
    <meta:print-date>2019-02-21T20:36:07.274945092</meta:print-date>
    <dc:date>2019-02-21T20:39:55.171969246</dc:date>
    <dc:creator>A Sternin</dc:creator>
    <meta:editing-duration>PT44S</meta:editing-duration>
    <meta:editing-cycles>1</meta:editing-cycles>
    <meta:document-statistic meta:table-count="1" meta:image-count="0" meta:object-count="0" meta:page-count="2" meta:paragraph-count="9" meta:word-count="32" meta:character-count="200" meta:non-whitespace-character-count="172"/>
    <meta:generator>LibreOffice/6.1.2.1$MacOSX_X86_64 LibreOffice_project/65905a128db06ba48db947242809d14d3f9a93fe</meta:generator>
  </office:meta>
</office:document-meta>
</file>